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DaoImpl.setValue( QName [ ] names , CorrelationKey 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rrelationSetDaoImpl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relationSetDaoImpl.CorrelationSetDaoImpl( SessionManager sessionManager , HCorrelationSet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relationSet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ionSetDaoImpl.getProperty( QName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relationSetDaoImpl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relationSetDaoImpl.getCorrelation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